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RELATES HIS PARABLES (4:1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RELATES HIS PARABLES (4:1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rable of the sower and the seed (4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Parable of the sower and the seed (4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Information in the parable (4:1-9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Information in the parable (4:1-9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Roadside soil (4:1-4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Shallow, rocky soil (4:5-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orn-infested soil (4: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Fertile soil (4:8-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Parable of the sower and the seed (4:1-20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Information in the parable (4:1-9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Isaiah and the parables (4:10-12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Interpretation of the parable (4:13-20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Interpretation of the parable (4:13-20)<text:s text:c="1"/></text:span><text:span text:style-name="a501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Roadside soil (4:13-15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Shallow, rocky soil (4:16-17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orn-infested soil (4:18-19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ertile soil (4:2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Parable of the sower and the seed (4:1-20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Information in the parable (4:1-9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Isaiah and the parables (4:10-12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Interpretation of the parable (4:13-2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JESUS RELATES HIS PARABLES (4:1-34)<text:s text:c="1"/></text:span><text:span text:style-name="a540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Parable of the sower and the seed (4:1-2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Parable of the lamp on a stand (4:21-2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Parable of the growing seed (4:26-2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Parable of the mustard seed (4:30-3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MARK 4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JESUS RELATES HIS PARABLES (4:1-3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JESUS REVEALS HIS POWER (4:35-41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-title-Title-Slide" presentation:presentation-page-layout-name="Master1-PPL1" draw:id="Slide-265">
        <draw:frame draw:id="id101" presentation:style-name="a578" draw:name="Title 1" svg:x="1.38in" svg:y="0.83in" svg:width="10.3in" svg:height="4.42in" presentation:class="title" presentation:placeholder="false">
          <draw:text-box>
            <text:p text:style-name="a577" text:class-names="" text:cond-style-name=""><text:span text:style-name="a575" text:class-names="">JESUS REVEALS HIS POWER (4:35-41)<text:s text:c="1"/></text:span><text:span text:style-name="a576" text:class-names=""/></text:p>
          </draw:text-box>
          <svg:title/>
          <svg:desc/>
        </draw:frame>
        <draw:frame draw:id="id102" presentation:style-name="a583" draw:name="Subtitle 2" svg:x="1.38in" svg:y="5.25in" svg:width="10.3in" svg:height="1.85in" presentation:class="subtitle" presentation:placeholder="false">
          <draw:text-box>
            <text:p text:style-name="a580" text:class-names="" text:cond-style-name=""><text:span text:style-name="a579" text:class-names=""><text:s text:c="1"/>The crisis (4:35-38a)<text:s text:c="1"/></text:span></text:p>
            <text:p text:style-name="a582" text:class-names="" text:cond-style-name=""><text:span text:style-name="a581" text:class-names=""/></text:p>
          </draw:text-box>
          <svg:title/>
          <svg:desc/>
        </draw:frame>
      </draw:page>
      <draw:page draw:name="Slide11" draw:style-name="a584" draw:master-page-name="Master1-Layout12-tx-Title-and-Text" presentation:presentation-page-layout-name="Master1-PPL12" draw:id="Slide-266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<text:s text:c="1"/>The crisis (4:35-38a)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stormy sea (4:35-3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sleeping Savior (4:38a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JESUS REVEALS HIS POWER (4:35-4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crisis (4:35-38a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cry (4:38b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calm (4:39-4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2-tx-Title-and-Text" presentation:presentation-page-layout-name="Master1-PPL12" draw:id="Slide-268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calm (4:39-41)<text:s text:c="1"/></text:span><text:span text:style-name="a619" text:class-names=""/></text:p>
          </draw:text-box>
          <svg:title/>
          <svg:desc/>
        </draw:frame>
        <draw:frame draw:id="id108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rebuke (4:3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reproof (4:40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reaction (4:41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4" draw:style-name="a635" draw:master-page-name="Master1-Layout12-tx-Title-and-Text" presentation:presentation-page-layout-name="Master1-PPL12" draw:id="Slide-269">
        <draw:frame draw:id="id109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JESUS REVEALS HIS POWER (4:35-41)<text:s text:c="1"/></text:span><text:span text:style-name="a637" text:class-names=""/></text:p>
          </draw:text-box>
          <svg:title/>
          <svg:desc/>
        </draw:frame>
        <draw:frame draw:id="id110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crisis (4:35-38a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cry (4:38b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calm (4:39-4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5" draw:style-name="a653" draw:master-page-name="Master1-Layout12-tx-Title-and-Text" presentation:presentation-page-layout-name="Master1-PPL12" draw:id="Slide-270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MARK 4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JESUS RELATES HIS PARABLES (4:1-34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JESUS REVEALS HIS POWER (4:35-4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4</dc:title>
    <meta:initial-creator>David STRICKLAND</meta:initial-creator>
    <dc:creator>David STRICKLAND</dc:creator>
    <meta:creation-date>2020-02-22T19:30:12Z</meta:creation-date>
    <dc:date>2020-02-22T19:30:12Z</dc:date>
    <meta:template xlink:href="BibleStudy" xlink:type="simple"/>
    <meta:editing-cycles>1</meta:editing-cycles>
    <meta:editing-duration>PT0S</meta:editing-duration>
    <meta:document-statistic meta:paragraph-count="52" meta:word-count="370"/>
  </office:meta>
</office:document-meta>
</file>